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njaliOldLipi" fo:font-size="18pt" officeooo:rsid="00154ca0" officeooo:paragraph-rsid="00154ca0" style:font-size-asian="18pt" style:font-name-complex="AnjaliOldLipi" style:font-size-complex="18pt"/>
    </style:style>
    <style:style style:name="P2" style:family="paragraph" style:parent-style-name="Standard">
      <style:paragraph-properties fo:text-align="justify" style:justify-single-word="false"/>
      <style:text-properties style:font-name="AnjaliOldLipi" fo:font-size="18pt" officeooo:rsid="00154ca0" officeooo:paragraph-rsid="0073ec5e" style:font-size-asian="18pt" style:font-name-complex="AnjaliOldLipi" style:font-size-complex="18pt"/>
    </style:style>
    <style:style style:name="P3" style:family="paragraph" style:parent-style-name="Standard">
      <style:paragraph-properties fo:text-align="justify" style:justify-single-word="false"/>
      <style:text-properties style:font-name="AnjaliOldLipi" fo:font-size="18pt" officeooo:rsid="00154ca0" officeooo:paragraph-rsid="00162f8d" style:font-size-asian="18pt" style:font-name-complex="AnjaliOldLipi" style:font-size-complex="18pt"/>
    </style:style>
    <style:style style:name="P4" style:family="paragraph" style:parent-style-name="Standard">
      <style:paragraph-properties fo:text-align="justify" style:justify-single-word="false"/>
      <style:text-properties style:font-name="AnjaliOldLipi" fo:font-size="18pt" officeooo:rsid="00154ca0" officeooo:paragraph-rsid="007dfbc4" style:font-size-asian="18pt" style:font-name-complex="AnjaliOldLipi" style:font-size-complex="18pt"/>
    </style:style>
    <style:style style:name="P5" style:family="paragraph" style:parent-style-name="Standard">
      <style:paragraph-properties fo:text-align="justify" style:justify-single-word="false"/>
      <style:text-properties style:font-name="AnjaliOldLipi" fo:font-size="18pt" officeooo:rsid="0023ab9a" officeooo:paragraph-rsid="0023ab9a" style:font-size-asian="18pt" style:font-name-complex="AnjaliOldLipi" style:font-size-complex="18pt"/>
    </style:style>
    <style:style style:name="P6" style:family="paragraph" style:parent-style-name="Standard">
      <style:paragraph-properties fo:text-align="justify" style:justify-single-word="false"/>
      <style:text-properties style:font-name="AnjaliOldLipi" fo:font-size="18pt" officeooo:rsid="0024bf2e" officeooo:paragraph-rsid="0024bf2e" style:font-size-asian="18pt" style:font-name-complex="AnjaliOldLipi" style:font-size-complex="18pt"/>
    </style:style>
    <style:style style:name="P7" style:family="paragraph" style:parent-style-name="Standard">
      <style:paragraph-properties fo:text-align="justify" style:justify-single-word="false"/>
      <style:text-properties style:font-name="AnjaliOldLipi" fo:font-size="18pt" officeooo:rsid="00299c8c" officeooo:paragraph-rsid="00299c8c" style:font-size-asian="18pt" style:font-name-complex="AnjaliOldLipi" style:font-size-complex="18pt"/>
    </style:style>
    <style:style style:name="P8" style:family="paragraph" style:parent-style-name="Standard">
      <style:paragraph-properties fo:text-align="justify" style:justify-single-word="false"/>
      <style:text-properties style:font-name="AnjaliOldLipi" fo:font-size="18pt" officeooo:rsid="002ab51d" officeooo:paragraph-rsid="002e29d1" style:font-size-asian="18pt" style:font-name-complex="AnjaliOldLipi" style:font-size-complex="18pt"/>
    </style:style>
    <style:style style:name="P9" style:family="paragraph" style:parent-style-name="Standard">
      <style:paragraph-properties fo:text-align="justify" style:justify-single-word="false"/>
      <style:text-properties style:font-name="AnjaliOldLipi" fo:font-size="18pt" officeooo:rsid="003cc019" officeooo:paragraph-rsid="00406cde" style:font-size-asian="18pt" style:font-name-complex="AnjaliOldLipi" style:font-size-complex="18pt"/>
    </style:style>
    <style:style style:name="P10" style:family="paragraph" style:parent-style-name="Standard">
      <style:paragraph-properties fo:text-align="justify" style:justify-single-word="false"/>
      <style:text-properties style:font-name="AnjaliOldLipi" fo:font-size="18pt" officeooo:rsid="00406cde" officeooo:paragraph-rsid="0054e080" style:font-size-asian="18pt" style:font-name-complex="AnjaliOldLipi" style:font-size-complex="18pt"/>
    </style:style>
    <style:style style:name="P11" style:family="paragraph" style:parent-style-name="Standard">
      <style:paragraph-properties fo:text-align="justify" style:justify-single-word="false"/>
      <style:text-properties style:font-name="AnjaliOldLipi" fo:font-size="18pt" officeooo:rsid="00406cde" officeooo:paragraph-rsid="0073ec5e" style:font-size-asian="18pt" style:font-name-complex="AnjaliOldLipi" style:font-size-complex="18pt"/>
    </style:style>
    <style:style style:name="P12" style:family="paragraph" style:parent-style-name="Standard">
      <style:paragraph-properties fo:text-align="justify" style:justify-single-word="false"/>
      <style:text-properties style:font-name="AnjaliOldLipi" fo:font-size="18pt" officeooo:rsid="005552d6" officeooo:paragraph-rsid="005c99d7" style:font-size-asian="18pt" style:font-name-complex="AnjaliOldLipi" style:font-size-complex="18pt"/>
    </style:style>
    <style:style style:name="P13" style:family="paragraph" style:parent-style-name="Standard">
      <style:paragraph-properties fo:text-align="justify" style:justify-single-word="false"/>
      <style:text-properties style:font-name="AnjaliOldLipi" fo:font-size="18pt" officeooo:rsid="0069484f" officeooo:paragraph-rsid="0069484f" style:font-size-asian="18pt" style:font-name-complex="AnjaliOldLipi" style:font-size-complex="18pt"/>
    </style:style>
    <style:style style:name="P14" style:family="paragraph" style:parent-style-name="Standard">
      <style:paragraph-properties fo:text-align="justify" style:justify-single-word="false"/>
      <style:text-properties style:font-name="AnjaliOldLipi" fo:font-size="18pt" officeooo:rsid="005c99d7" officeooo:paragraph-rsid="005c99d7" style:font-size-asian="18pt" style:font-name-complex="AnjaliOldLipi" style:font-size-complex="18pt"/>
    </style:style>
    <style:style style:name="P15" style:family="paragraph" style:parent-style-name="Standard">
      <style:paragraph-properties fo:text-align="justify" style:justify-single-word="false">
        <style:tab-stops/>
      </style:paragraph-properties>
      <style:text-properties style:font-name="AnjaliOldLipi" fo:font-size="18pt" officeooo:rsid="0035b8a0" officeooo:paragraph-rsid="005ecd55" style:font-size-asian="18pt" style:font-name-complex="AnjaliOldLipi" style:font-size-complex="18pt"/>
    </style:style>
    <style:style style:name="P16" style:family="paragraph" style:parent-style-name="Standard">
      <style:paragraph-properties fo:text-align="justify" style:justify-single-word="false">
        <style:tab-stops/>
      </style:paragraph-properties>
      <style:text-properties style:font-name="AnjaliOldLipi" fo:font-size="18pt" officeooo:rsid="002cab02" officeooo:paragraph-rsid="005ecd55" style:font-size-asian="18pt" style:font-name-complex="AnjaliOldLipi" style:font-size-complex="18pt"/>
    </style:style>
    <style:style style:name="P17" style:family="paragraph" style:parent-style-name="Standard">
      <style:paragraph-properties fo:text-align="justify" style:justify-single-word="false">
        <style:tab-stops/>
      </style:paragraph-properties>
      <style:text-properties style:font-name="AnjaliOldLipi" fo:font-size="18pt" officeooo:rsid="0036a8cd" officeooo:paragraph-rsid="005ecd55" style:font-size-asian="18pt" style:font-name-complex="AnjaliOldLipi" style:font-size-complex="18pt"/>
    </style:style>
    <style:style style:name="P18" style:family="paragraph" style:parent-style-name="Standard">
      <style:paragraph-properties fo:text-align="justify" style:justify-single-word="false"/>
      <style:text-properties style:font-name="AnjaliOldLipi" fo:font-size="18pt" officeooo:rsid="0067a9a1" officeooo:paragraph-rsid="0067a9a1" style:font-size-asian="18pt" style:font-name-complex="AnjaliOldLipi" style:font-size-complex="18pt"/>
    </style:style>
    <style:style style:name="P19" style:family="paragraph" style:parent-style-name="Standard">
      <style:paragraph-properties fo:text-align="justify" style:justify-single-word="false"/>
      <style:text-properties style:font-name="AnjaliOldLipi" fo:font-size="18pt" officeooo:paragraph-rsid="0054e080" style:font-size-asian="18pt" style:font-name-complex="AnjaliOldLipi" style:font-size-complex="18pt"/>
    </style:style>
    <style:style style:name="P20" style:family="paragraph" style:parent-style-name="Standard">
      <style:paragraph-properties fo:text-align="justify" style:justify-single-word="false"/>
      <style:text-properties style:font-name="AnjaliOldLipi" fo:font-size="18pt" officeooo:paragraph-rsid="005c99d7" style:font-size-asian="18pt" style:font-name-complex="AnjaliOldLipi" style:font-size-complex="18pt"/>
    </style:style>
    <style:style style:name="P21" style:family="paragraph" style:parent-style-name="Standard">
      <style:paragraph-properties fo:text-align="justify" style:justify-single-word="false"/>
      <style:text-properties style:font-name="AnjaliOldLipi" fo:font-size="18pt" officeooo:paragraph-rsid="005da7c5" style:font-size-asian="18pt" style:font-name-complex="AnjaliOldLipi" style:font-size-complex="18pt"/>
    </style:style>
    <style:style style:name="P22" style:family="paragraph" style:parent-style-name="Standard">
      <style:paragraph-properties fo:text-align="justify" style:justify-single-word="false"/>
      <style:text-properties style:font-name="AnjaliOldLipi" fo:font-size="18pt" officeooo:paragraph-rsid="005ecd55" style:font-size-asian="18pt" style:font-name-complex="AnjaliOldLipi" style:font-size-complex="18pt"/>
    </style:style>
    <style:style style:name="P23" style:family="paragraph" style:parent-style-name="Standard">
      <style:paragraph-properties fo:text-align="justify" style:justify-single-word="false">
        <style:tab-stops/>
      </style:paragraph-properties>
      <style:text-properties style:font-name="AnjaliOldLipi" fo:font-size="18pt" officeooo:paragraph-rsid="005ecd55" style:font-size-asian="18pt" style:font-name-complex="AnjaliOldLipi" style:font-size-complex="18pt"/>
    </style:style>
    <style:style style:name="P24" style:family="paragraph" style:parent-style-name="Standard">
      <style:text-properties style:font-name="AnjaliOldLipi" fo:font-size="18pt" officeooo:rsid="00823e0e" style:font-size-asian="18pt" style:font-name-complex="AnjaliOldLipi" style:font-size-complex="18pt"/>
    </style:style>
    <style:style style:name="P25" style:family="paragraph" style:parent-style-name="Standard">
      <style:paragraph-properties fo:text-align="justify" style:justify-single-word="false"/>
      <style:text-properties style:font-name="AnjaliOldLipi" fo:font-size="18pt" officeooo:rsid="00823e0e" officeooo:paragraph-rsid="00823e0e" style:font-size-asian="18pt" style:font-name-complex="AnjaliOldLipi" style:font-size-complex="18pt"/>
    </style:style>
    <style:style style:name="P26" style:family="paragraph" style:parent-style-name="Standard">
      <style:paragraph-properties fo:text-align="justify" style:justify-single-word="false"/>
      <style:text-properties style:font-name="AnjaliOldLipi" officeooo:rsid="006b7559" officeooo:paragraph-rsid="007dfbc4" style:font-name-complex="AnjaliOldLipi"/>
    </style:style>
    <style:style style:name="P27" style:family="paragraph" style:parent-style-name="Standard">
      <style:paragraph-properties fo:text-align="justify" style:justify-single-word="false"/>
      <style:text-properties style:font-name="AnjaliOldLipi" officeooo:rsid="006b7559" officeooo:paragraph-rsid="008eb3e0" style:font-name-complex="AnjaliOldLipi"/>
    </style:style>
    <style:style style:name="P28" style:family="paragraph" style:parent-style-name="Standard">
      <style:paragraph-properties fo:text-align="center" style:justify-single-word="false"/>
      <style:text-properties style:font-name="AnjaliOldLipi" fo:font-size="24pt" fo:font-weight="bold" officeooo:rsid="006b7559" officeooo:paragraph-rsid="007dfbc4" style:font-size-asian="24pt" style:font-weight-asian="bold" style:font-name-complex="AnjaliOldLipi" style:font-size-complex="24pt" style:font-weight-complex="bold"/>
    </style:style>
    <style:style style:name="P29" style:family="paragraph" style:parent-style-name="Standard">
      <style:paragraph-properties fo:text-align="center" style:justify-single-word="false"/>
      <style:text-properties style:font-name="AnjaliOldLipi" fo:font-size="24pt" fo:font-weight="bold" officeooo:rsid="006b7559" officeooo:paragraph-rsid="008eb3e0" style:font-size-asian="24pt" style:font-weight-asian="bold" style:font-name-complex="AnjaliOldLipi" style:font-size-complex="24pt" style:font-weight-complex="bold"/>
    </style:style>
    <style:style style:name="P30" style:family="paragraph" style:parent-style-name="Standard">
      <style:paragraph-properties fo:text-align="center" style:justify-single-word="false"/>
      <style:text-properties style:font-name="AnjaliOldLipi" fo:font-size="22pt" officeooo:rsid="006b7559" officeooo:paragraph-rsid="007dfbc4" style:font-size-asian="22pt" style:font-name-complex="AnjaliOldLipi" style:font-size-complex="22pt"/>
    </style:style>
    <style:style style:name="P31" style:family="paragraph" style:parent-style-name="Standard">
      <style:paragraph-properties fo:text-align="center" style:justify-single-word="false"/>
      <style:text-properties style:font-name="AnjaliOldLipi" fo:font-size="22pt" officeooo:rsid="006b7559" officeooo:paragraph-rsid="008eb3e0" style:font-size-asian="22pt" style:font-name-complex="AnjaliOldLipi" style:font-size-complex="22pt"/>
    </style:style>
    <style:style style:name="P32" style:family="paragraph" style:parent-style-name="Standard">
      <style:paragraph-properties fo:text-align="justify" style:justify-single-word="false"/>
      <style:text-properties style:font-name="AnjaliOldLipi" fo:font-size="22pt" officeooo:rsid="006b7559" officeooo:paragraph-rsid="007dfbc4" style:font-size-asian="22pt" style:font-name-complex="AnjaliOldLipi" style:font-size-complex="22pt"/>
    </style:style>
    <style:style style:name="P33" style:family="paragraph" style:parent-style-name="Standard">
      <style:paragraph-properties fo:text-align="justify" style:justify-single-word="false"/>
      <style:text-properties style:font-name="AnjaliOldLipi" fo:font-size="22pt" officeooo:rsid="006b7559" officeooo:paragraph-rsid="008eb3e0" style:font-size-asian="22pt" style:font-name-complex="AnjaliOldLipi" style:font-size-complex="22pt"/>
    </style:style>
    <style:style style:name="P34" style:family="paragraph" style:parent-style-name="Standard">
      <style:paragraph-properties fo:text-align="center" style:justify-single-word="false"/>
      <style:text-properties style:font-name="AnjaliOldLipi" fo:font-size="22pt" officeooo:rsid="006b8a2a" officeooo:paragraph-rsid="007dfbc4" style:font-size-asian="22pt" style:font-name-complex="AnjaliOldLipi" style:font-size-complex="22pt"/>
    </style:style>
    <style:style style:name="P35" style:family="paragraph" style:parent-style-name="Standard">
      <style:paragraph-properties fo:text-align="center" style:justify-single-word="false"/>
      <style:text-properties style:font-name="AnjaliOldLipi" fo:font-size="22pt" officeooo:rsid="006b8a2a" officeooo:paragraph-rsid="008eb3e0" style:font-size-asian="22pt" style:font-name-complex="AnjaliOldLipi" style:font-size-complex="22pt"/>
    </style:style>
    <style:style style:name="P36" style:family="paragraph" style:parent-style-name="Standard">
      <style:paragraph-properties fo:text-align="justify" style:justify-single-word="false"/>
      <style:text-properties style:font-name="AnjaliOldLipi" fo:font-size="22pt" officeooo:rsid="006b8a2a" officeooo:paragraph-rsid="007dfbc4" style:font-size-asian="22pt" style:font-name-complex="AnjaliOldLipi" style:font-size-complex="22pt"/>
    </style:style>
    <style:style style:name="P37" style:family="paragraph" style:parent-style-name="Standard">
      <style:paragraph-properties fo:text-align="justify" style:justify-single-word="false"/>
      <style:text-properties style:font-name="AnjaliOldLipi" fo:font-size="22pt" officeooo:rsid="006b8a2a" officeooo:paragraph-rsid="008eb3e0" style:font-size-asian="22pt" style:font-name-complex="AnjaliOldLipi" style:font-size-complex="22pt"/>
    </style:style>
    <style:style style:name="P38" style:family="paragraph" style:parent-style-name="Standard">
      <style:paragraph-properties fo:text-align="center" style:justify-single-word="false"/>
      <style:text-properties style:font-name="AnjaliOldLipi" fo:font-size="22pt" officeooo:rsid="006f429e" officeooo:paragraph-rsid="007dfbc4" style:font-size-asian="22pt" style:font-name-complex="AnjaliOldLipi" style:font-size-complex="22pt"/>
    </style:style>
    <style:style style:name="P39" style:family="paragraph" style:parent-style-name="Standard">
      <style:paragraph-properties fo:text-align="center" style:justify-single-word="false"/>
      <style:text-properties style:font-name="AnjaliOldLipi" fo:font-size="22pt" officeooo:rsid="006f429e" officeooo:paragraph-rsid="008eb3e0" style:font-size-asian="22pt" style:font-name-complex="AnjaliOldLipi" style:font-size-complex="22pt"/>
    </style:style>
    <style:style style:name="P40" style:family="paragraph" style:parent-style-name="Standard">
      <style:paragraph-properties fo:text-align="justify" style:justify-single-word="false"/>
      <style:text-properties style:font-name="AnjaliOldLipi" fo:font-size="20pt" fo:font-weight="bold" officeooo:rsid="00823e0e" officeooo:paragraph-rsid="00823e0e" style:font-size-asian="20pt" style:font-weight-asian="bold" style:font-name-complex="AnjaliOldLipi" style:font-size-complex="20pt" style:font-weight-complex="bold"/>
    </style:style>
    <style:style style:name="P41" style:family="paragraph" style:parent-style-name="Standard">
      <style:paragraph-properties fo:text-align="justify" style:justify-single-word="false"/>
      <style:text-properties fo:font-size="18pt" officeooo:paragraph-rsid="0073ec5e" style:font-size-asian="18pt" style:font-size-complex="18pt"/>
    </style:style>
    <style:style style:name="P42" style:family="paragraph" style:parent-style-name="Standard">
      <style:paragraph-properties fo:text-align="justify" style:justify-single-word="false"/>
      <style:text-properties fo:font-size="18pt" officeooo:paragraph-rsid="006f1465" style:font-size-asian="18pt" style:font-size-complex="18pt"/>
    </style:style>
    <style:style style:name="P43" style:family="paragraph" style:parent-style-name="Standard">
      <style:paragraph-properties fo:text-align="justify" style:justify-single-word="false"/>
      <style:text-properties officeooo:paragraph-rsid="0088d87d"/>
    </style:style>
    <style:style style:name="P44" style:family="paragraph" style:parent-style-name="Standard">
      <style:paragraph-properties fo:text-align="justify" style:justify-single-word="false"/>
      <style:text-properties officeooo:rsid="0088d87d" officeooo:paragraph-rsid="0088d87d"/>
    </style:style>
    <style:style style:name="P45" style:family="paragraph" style:parent-style-name="Standard">
      <style:paragraph-properties fo:text-align="justify" style:justify-single-word="false"/>
      <style:text-properties officeooo:rsid="0089db02" officeooo:paragraph-rsid="0089db02"/>
    </style:style>
    <style:style style:name="P46" style:family="paragraph" style:parent-style-name="Standard">
      <style:paragraph-properties fo:text-align="justify" style:justify-single-word="false" fo:break-before="page"/>
      <style:text-properties style:font-name="AnjaliOldLipi" fo:font-size="18pt" officeooo:rsid="0024bf2e" officeooo:paragraph-rsid="0024bf2e" style:font-size-asian="18pt" style:font-name-complex="AnjaliOldLipi" style:font-size-complex="18pt"/>
    </style:style>
    <style:style style:name="P47" style:family="paragraph" style:parent-style-name="Standard">
      <style:paragraph-properties fo:text-align="justify" style:justify-single-word="false" fo:break-before="page"/>
      <style:text-properties style:font-name="AnjaliOldLipi" fo:font-size="18pt" officeooo:rsid="003cc019" officeooo:paragraph-rsid="00406cde" style:font-size-asian="18pt" style:font-name-complex="AnjaliOldLipi" style:font-size-complex="18pt"/>
    </style:style>
    <style:style style:name="P48" style:family="paragraph" style:parent-style-name="Standard">
      <style:paragraph-properties fo:text-align="justify" style:justify-single-word="false" fo:break-before="page"/>
      <style:text-properties style:font-name="AnjaliOldLipi" fo:font-size="18pt" officeooo:paragraph-rsid="0054e080" style:font-size-asian="18pt" style:font-name-complex="AnjaliOldLipi" style:font-size-complex="18pt"/>
    </style:style>
    <style:style style:name="P49" style:family="paragraph" style:parent-style-name="Standard">
      <style:paragraph-properties fo:text-align="center" style:justify-single-word="false" fo:break-before="page"/>
      <style:text-properties style:font-name="AnjaliOldLipi" fo:font-size="18pt" officeooo:rsid="006563dc" officeooo:paragraph-rsid="006563dc" style:font-size-asian="18pt" style:font-name-complex="AnjaliOldLipi" style:font-size-complex="18pt"/>
    </style:style>
    <style:style style:name="P50" style:family="paragraph" style:parent-style-name="Standard">
      <style:paragraph-properties fo:text-align="justify" style:justify-single-word="false" fo:break-before="page"/>
      <style:text-properties officeooo:paragraph-rsid="008837eb"/>
    </style:style>
    <style:style style:name="P51"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style:font-name="AnjaliOldLipi" fo:font-size="22pt" officeooo:rsid="006b7559" officeooo:paragraph-rsid="007dfbc4" style:font-size-asian="22pt" style:font-name-complex="AnjaliOldLipi" style:font-size-complex="22pt"/>
    </style:style>
    <style:style style:name="P52"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style:font-name="AnjaliOldLipi" fo:font-size="22pt" officeooo:rsid="006b7559" officeooo:paragraph-rsid="008eb3e0" style:font-size-asian="22pt" style:font-name-complex="AnjaliOldLipi" style:font-size-complex="22pt"/>
    </style:style>
    <style:style style:name="P53"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style:font-name="AnjaliOldLipi" fo:font-size="22pt" officeooo:rsid="006b8a2a" officeooo:paragraph-rsid="007dfbc4" style:font-size-asian="22pt" style:font-name-complex="AnjaliOldLipi" style:font-size-complex="22pt"/>
    </style:style>
    <style:style style:name="P54"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style:font-name="AnjaliOldLipi" fo:font-size="22pt" officeooo:rsid="006b8a2a" officeooo:paragraph-rsid="008eb3e0" style:font-size-asian="22pt" style:font-name-complex="AnjaliOldLipi" style:font-size-complex="22pt"/>
    </style:style>
    <style:style style:name="P55"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style:font-name="AnjaliOldLipi" fo:font-size="22pt" officeooo:rsid="006b8a2a" officeooo:paragraph-rsid="007dfbc4" style:font-size-asian="22pt" style:font-name-complex="AnjaliOldLipi" style:font-size-complex="22pt"/>
    </style:style>
    <style:style style:name="P56"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style:font-name="AnjaliOldLipi" fo:font-size="22pt" officeooo:rsid="006b8a2a" officeooo:paragraph-rsid="008eb3e0" style:font-size-asian="22pt" style:font-name-complex="AnjaliOldLipi" style:font-size-complex="22pt"/>
    </style:style>
    <style:style style:name="P57" style:family="paragraph" style:parent-style-name="Standard" style:master-page-name="">
      <style:paragraph-properties fo:text-align="justify" style:justify-single-word="false" style:page-number="auto" fo:break-before="auto" fo:break-after="auto"/>
      <style:text-properties style:font-name="AnjaliOldLipi" fo:font-size="18pt" officeooo:rsid="00714016" officeooo:paragraph-rsid="0073ec5e" style:font-size-asian="18pt" style:font-name-complex="AnjaliOldLipi" style:font-size-complex="18pt"/>
    </style:style>
    <style:style style:name="P58" style:family="paragraph" style:parent-style-name="Standard">
      <style:paragraph-properties fo:text-align="justify" style:justify-single-word="false"/>
      <style:text-properties style:font-name="AnjaliOldLipi" fo:font-size="18pt" officeooo:rsid="008837eb" officeooo:paragraph-rsid="008837eb" style:font-size-asian="18pt" style:font-name-complex="AnjaliOldLipi" style:font-size-complex="18pt"/>
    </style:style>
    <style:style style:name="P59" style:family="paragraph" style:parent-style-name="Standard">
      <style:paragraph-properties fo:text-align="justify" style:justify-single-word="false"/>
      <style:text-properties style:font-name="AnjaliOldLipi" fo:font-size="18pt" officeooo:rsid="0088d87d" officeooo:paragraph-rsid="0088d87d" style:font-size-asian="18pt" style:font-name-complex="AnjaliOldLipi" style:font-size-complex="18pt"/>
    </style:style>
    <style:style style:name="P60" style:family="paragraph" style:parent-style-name="Standard">
      <style:paragraph-properties fo:text-align="justify" style:justify-single-word="false"/>
      <style:text-properties style:font-name="AnjaliOldLipi" fo:font-size="18pt" officeooo:rsid="0089db02" officeooo:paragraph-rsid="0088d87d" style:font-size-asian="18pt" style:font-name-complex="AnjaliOldLipi" style:font-size-complex="18pt"/>
    </style:style>
    <style:style style:name="P61" style:family="paragraph" style:parent-style-name="Standard">
      <style:paragraph-properties fo:text-align="justify" style:justify-single-word="false"/>
      <style:text-properties style:font-name="AnjaliOldLipi" fo:font-size="18pt" officeooo:rsid="0088e2aa" officeooo:paragraph-rsid="0088d87d" style:font-size-asian="18pt" style:font-name-complex="AnjaliOldLipi" style:font-size-complex="18pt"/>
    </style:style>
    <style:style style:name="P62" style:family="paragraph" style:parent-style-name="Standard">
      <style:paragraph-properties fo:text-align="justify" style:justify-single-word="false"/>
      <style:text-properties style:font-name="AnjaliOldLipi" fo:font-size="18pt" officeooo:rsid="0088e2aa" officeooo:paragraph-rsid="008eb3e0" style:font-size-asian="18pt" style:font-name-complex="AnjaliOldLipi" style:font-size-complex="18pt"/>
    </style:style>
    <style:style style:name="P63" style:family="paragraph" style:parent-style-name="Standard">
      <style:paragraph-properties fo:text-align="justify" style:justify-single-word="false"/>
      <style:text-properties style:font-name="AnjaliOldLipi" fo:font-size="18pt" officeooo:rsid="00874527" officeooo:paragraph-rsid="008eb3e0" style:font-size-asian="18pt" style:font-name-complex="AnjaliOldLipi" style:font-size-complex="18pt"/>
    </style:style>
    <style:style style:name="P64" style:family="paragraph" style:parent-style-name="Standard">
      <style:paragraph-properties fo:text-align="justify" style:justify-single-word="false"/>
      <style:text-properties style:font-name="AnjaliOldLipi" fo:font-size="18pt" officeooo:rsid="00874527" officeooo:paragraph-rsid="007dfbc4" style:font-size-asian="18pt" style:font-name-complex="AnjaliOldLipi" style:font-size-complex="18pt"/>
    </style:style>
    <style:style style:name="P65" style:family="paragraph" style:parent-style-name="Standard">
      <style:paragraph-properties fo:text-align="justify" style:justify-single-word="false" fo:break-before="page"/>
      <style:text-properties style:font-name="AnjaliOldLipi" fo:font-size="18pt" officeooo:rsid="00874527" officeooo:paragraph-rsid="008eb3e0" style:font-size-asian="18pt" style:font-name-complex="AnjaliOldLipi" style:font-size-complex="18pt"/>
    </style:style>
    <style:style style:name="T1" style:family="text">
      <style:text-properties officeooo:rsid="0027bef8"/>
    </style:style>
    <style:style style:name="T2" style:family="text">
      <style:text-properties officeooo:rsid="002ab51d"/>
    </style:style>
    <style:style style:name="T3" style:family="text">
      <style:text-properties officeooo:rsid="002e29d1"/>
    </style:style>
    <style:style style:name="T4" style:family="text">
      <style:text-properties officeooo:rsid="002fa538"/>
    </style:style>
    <style:style style:name="T5" style:family="text">
      <style:text-properties officeooo:rsid="003e6f7f"/>
    </style:style>
    <style:style style:name="T6" style:family="text">
      <style:text-properties officeooo:rsid="0050676e"/>
    </style:style>
    <style:style style:name="T7" style:family="text">
      <style:text-properties officeooo:rsid="00517066"/>
    </style:style>
    <style:style style:name="T8" style:family="text">
      <style:text-properties officeooo:rsid="0054e080"/>
    </style:style>
    <style:style style:name="T9" style:family="text">
      <style:text-properties officeooo:rsid="005552d6"/>
    </style:style>
    <style:style style:name="T10" style:family="text">
      <style:text-properties officeooo:rsid="00570eb1"/>
    </style:style>
    <style:style style:name="T11" style:family="text">
      <style:text-properties officeooo:rsid="005900a5"/>
    </style:style>
    <style:style style:name="T12" style:family="text">
      <style:text-properties officeooo:rsid="005c99d7"/>
    </style:style>
    <style:style style:name="T13" style:family="text">
      <style:text-properties officeooo:rsid="005d51d1"/>
    </style:style>
    <style:style style:name="T14" style:family="text">
      <style:text-properties officeooo:rsid="005da7c5"/>
    </style:style>
    <style:style style:name="T15" style:family="text">
      <style:text-properties officeooo:rsid="0036a8cd"/>
    </style:style>
    <style:style style:name="T16" style:family="text">
      <style:text-properties officeooo:rsid="006621c0"/>
    </style:style>
    <style:style style:name="T17" style:family="text">
      <style:text-properties officeooo:rsid="0067a9a1"/>
    </style:style>
    <style:style style:name="T18" style:family="text">
      <style:text-properties style:font-name="AnjaliOldLipi" officeooo:rsid="00154ca0" style:font-name-complex="AnjaliOldLipi"/>
    </style:style>
    <style:style style:name="T19" style:family="text">
      <style:text-properties style:font-name="AnjaliOldLipi" officeooo:rsid="0069484f" style:font-name-complex="AnjaliOldLipi"/>
    </style:style>
    <style:style style:name="T20" style:family="text">
      <style:text-properties style:font-name="AnjaliOldLipi" officeooo:rsid="001fad86" style:font-name-complex="AnjaliOldLipi"/>
    </style:style>
    <style:style style:name="T21" style:family="text">
      <style:text-properties style:font-name="AnjaliOldLipi" officeooo:rsid="001f1d76" style:font-name-complex="AnjaliOldLipi"/>
    </style:style>
    <style:style style:name="T22" style:family="text">
      <style:text-properties style:font-name="AnjaliOldLipi" officeooo:rsid="0050676e" style:font-name-complex="AnjaliOldLipi"/>
    </style:style>
    <style:style style:name="T23" style:family="text">
      <style:text-properties style:font-name="AnjaliOldLipi" officeooo:rsid="0023ab9a" style:font-name-complex="AnjaliOldLipi"/>
    </style:style>
    <style:style style:name="T24" style:family="text">
      <style:text-properties style:font-name="AnjaliOldLipi" officeooo:rsid="006d2a5a" style:font-name-complex="AnjaliOldLipi"/>
    </style:style>
    <style:style style:name="T25" style:family="text">
      <style:text-properties style:font-name="AnjaliOldLipi" officeooo:rsid="00406cde" style:font-name-complex="AnjaliOldLipi"/>
    </style:style>
    <style:style style:name="T26" style:family="text">
      <style:text-properties style:font-name="AnjaliOldLipi" officeooo:rsid="006f1465" style:font-name-complex="AnjaliOldLipi"/>
    </style:style>
    <style:style style:name="T27" style:family="text">
      <style:text-properties style:font-name="AnjaliOldLipi" officeooo:rsid="006f567f" style:font-name-complex="AnjaliOldLipi"/>
    </style:style>
    <style:style style:name="T28" style:family="text">
      <style:text-properties style:font-name="AnjaliOldLipi" officeooo:rsid="005f0ed8" style:font-name-complex="AnjaliOldLipi"/>
    </style:style>
    <style:style style:name="T29" style:family="text">
      <style:text-properties style:font-name="AnjaliOldLipi" officeooo:rsid="006163ce" style:font-name-complex="AnjaliOldLipi"/>
    </style:style>
    <style:style style:name="T30" style:family="text">
      <style:text-properties style:font-name="AnjaliOldLipi" officeooo:rsid="0060c0bd" style:font-name-complex="AnjaliOldLipi"/>
    </style:style>
    <style:style style:name="T31" style:family="text">
      <style:text-properties style:font-name="AnjaliOldLipi" officeooo:rsid="005c99d7" style:font-name-complex="AnjaliOldLipi"/>
    </style:style>
    <style:style style:name="T32" style:family="text">
      <style:text-properties style:font-name="AnjaliOldLipi" officeooo:rsid="00626b82" style:font-name-complex="AnjaliOldLipi"/>
    </style:style>
    <style:style style:name="T33" style:family="text">
      <style:text-properties style:font-name="AnjaliOldLipi" officeooo:rsid="0063a81b" style:font-name-complex="AnjaliOldLipi"/>
    </style:style>
    <style:style style:name="T34" style:family="text">
      <style:text-properties style:font-name="AnjaliOldLipi" officeooo:rsid="00714016" style:font-name-complex="AnjaliOldLipi"/>
    </style:style>
    <style:style style:name="T35" style:family="text">
      <style:text-properties style:font-name="AnjaliOldLipi" officeooo:rsid="007259e4" style:font-name-complex="AnjaliOldLipi"/>
    </style:style>
    <style:style style:name="T36" style:family="text">
      <style:text-properties style:font-name="AnjaliOldLipi" officeooo:rsid="0072fe2e" style:font-name-complex="AnjaliOldLipi"/>
    </style:style>
    <style:style style:name="T37" style:family="text">
      <style:text-properties style:font-name="AnjaliOldLipi" officeooo:rsid="0073ec5e" style:font-name-complex="AnjaliOldLipi"/>
    </style:style>
    <style:style style:name="T38" style:family="text">
      <style:text-properties style:font-name="AnjaliOldLipi" officeooo:rsid="0075fe46" style:font-name-complex="AnjaliOldLipi"/>
    </style:style>
    <style:style style:name="T39" style:family="text">
      <style:text-properties style:font-name="AnjaliOldLipi" officeooo:rsid="0077c273" style:font-name-complex="AnjaliOldLipi"/>
    </style:style>
    <style:style style:name="T40" style:family="text">
      <style:text-properties style:font-name="AnjaliOldLipi" officeooo:rsid="00517066" style:font-name-complex="AnjaliOldLipi"/>
    </style:style>
    <style:style style:name="T41" style:family="text">
      <style:text-properties style:font-name="AnjaliOldLipi" officeooo:rsid="0051c7b1" style:font-name-complex="AnjaliOldLipi"/>
    </style:style>
    <style:style style:name="T42" style:family="text">
      <style:text-properties style:font-name="AnjaliOldLipi" officeooo:rsid="0054e080" style:font-name-complex="AnjaliOldLipi"/>
    </style:style>
    <style:style style:name="T43" style:family="text">
      <style:text-properties style:font-name="AnjaliOldLipi" officeooo:rsid="0053a564" style:font-name-complex="AnjaliOldLipi"/>
    </style:style>
    <style:style style:name="T44" style:family="text">
      <style:text-properties style:font-name="AnjaliOldLipi" officeooo:rsid="007e1bb7" style:font-name-complex="AnjaliOldLipi"/>
    </style:style>
    <style:style style:name="T45" style:family="text">
      <style:text-properties style:font-name="AnjaliOldLipi" officeooo:rsid="0080117f" style:font-name-complex="AnjaliOldLipi"/>
    </style:style>
    <style:style style:name="T46" style:family="text">
      <style:text-properties style:font-name="AnjaliOldLipi" fo:font-size="18pt" style:font-size-asian="18pt" style:font-name-complex="AnjaliOldLipi" style:font-size-complex="18pt"/>
    </style:style>
    <style:style style:name="T47" style:family="text">
      <style:text-properties style:font-name="AnjaliOldLipi" fo:font-size="18pt" officeooo:rsid="00874527" style:font-size-asian="18pt" style:font-name-complex="AnjaliOldLipi" style:font-size-complex="18pt"/>
    </style:style>
    <style:style style:name="T48" style:family="text">
      <style:text-properties style:font-name="AnjaliOldLipi" fo:font-size="18pt" officeooo:rsid="008837eb" style:font-size-asian="18pt" style:font-name-complex="AnjaliOldLipi" style:font-size-complex="18pt"/>
    </style:style>
    <style:style style:name="T49" style:family="text">
      <style:text-properties style:font-name="AnjaliOldLipi" fo:font-size="18pt" officeooo:rsid="0088d87d" style:font-size-asian="18pt" style:font-name-complex="AnjaliOldLipi" style:font-size-complex="18pt"/>
    </style:style>
    <style:style style:name="T50" style:family="text">
      <style:text-properties style:font-name="AnjaliOldLipi" fo:font-size="18pt" officeooo:rsid="0088e2aa" style:font-size-asian="18pt" style:font-name-complex="AnjaliOldLipi" style:font-size-complex="18pt"/>
    </style:style>
    <style:style style:name="T51" style:family="text">
      <style:text-properties style:font-name="AnjaliOldLipi" fo:font-size="18pt" officeooo:rsid="008d19f9" style:font-size-asian="18pt" style:font-name-complex="AnjaliOldLipi" style:font-size-complex="18pt"/>
    </style:style>
    <style:style style:name="T52" style:family="text">
      <style:text-properties style:font-name="AnjaliOldLipi" fo:font-size="18pt" fo:font-weight="bold" style:font-size-asian="18pt" style:font-weight-asian="bold" style:font-name-complex="AnjaliOldLipi" style:font-size-complex="18pt" style:font-weight-complex="bold"/>
    </style:style>
    <style:style style:name="T53" style:family="text">
      <style:text-properties style:font-name="AnjaliOldLipi" fo:font-size="18pt" fo:font-weight="bold" officeooo:rsid="00874527" style:font-size-asian="18pt" style:font-weight-asian="bold" style:font-name-complex="AnjaliOldLipi" style:font-size-complex="18pt" style:font-weight-complex="bold"/>
    </style:style>
    <style:style style:name="T54" style:family="text">
      <style:text-properties officeooo:rsid="0069f402"/>
    </style:style>
    <style:style style:name="T55" style:family="text">
      <style:text-properties officeooo:rsid="0077c273"/>
    </style:style>
    <style:style style:name="T56" style:family="text">
      <style:text-properties officeooo:rsid="0078ccf5"/>
    </style:style>
    <style:style style:name="T57" style:family="text">
      <style:text-properties officeooo:rsid="006b8a2a"/>
    </style:style>
    <style:style style:name="T58" style:family="text">
      <style:text-properties officeooo:rsid="006b7559"/>
    </style:style>
    <style:style style:name="T59" style:family="text">
      <style:text-properties fo:font-weight="bold" style:font-weight-asian="bold" style:font-weight-complex="bold"/>
    </style:style>
    <style:style style:name="T60" style:family="text">
      <style:text-properties fo:font-weight="bold" officeooo:rsid="002e29d1" style:font-weight-asian="bold" style:font-weight-complex="bold"/>
    </style:style>
    <style:style style:name="T61" style:family="text">
      <style:text-properties fo:font-weight="bold" officeooo:rsid="005c99d7" style:font-weight-asian="bold" style:font-weight-complex="bold"/>
    </style:style>
    <style:style style:name="T62" style:family="text">
      <style:text-properties fo:font-weight="bold" officeooo:rsid="008160ad" style:font-weight-asian="bold" style:font-weight-complex="bold"/>
    </style:style>
    <style:style style:name="T63" style:family="text">
      <style:text-properties officeooo:rsid="0080117f"/>
    </style:style>
    <style:style style:name="T64" style:family="text">
      <style:text-properties officeooo:rsid="008144b9"/>
    </style:style>
    <style:style style:name="T65" style:family="text">
      <style:text-properties officeooo:rsid="0083f62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64">മെയ 5 2021 ന് നടന്ന വാര്‍ഷിക സമ്മേളനത്തില്‍ ബ്ലാസ്സി ജോര്‍ജ്ജ്, സുജിത്ത്, സെബാസ്റ്റ്യന്‍, എം. ആര്‍. മാര്‍ട്ടിന്‍, ജലജ ടീച്ചര്‍, ഡോ. റസീന വിശ്വംഭരന്‍, സുഗന്ധി പ്രദീപന്‍, വാസന്തി, റെജി, .... തുടങ്ങിയവര്‍ പങ്കെടുത്തു. മെഘലാ ജില്ലാ പ്രവര്‍ത്തകരായ ജയ, അനൂപ്, ബിബിന്‍ തമ്പി തുടങ്ങിയവരും സന്നിഹിതരായിരുന്നു. സെക്രട്ടറി ബ്ലാസ്സി ജോര്‍ജ്ജിന്റെ റിപ്പോര്‍ട്ടിന്‍മേലുള്ള ചര്‍ച്ചയില്‍ യൂണിറ്റ് പ്രവര്‍ത്തനങ്ങളിലുള്ള കുറവുകള്‍ ചര്‍ച്ച ചെയ്യപ്പെട്ടു. പരിഷത്തിലേക്ക് യുവതലമുറയെ ആകര്‍ഷിക്കാന്‍ കഴിയുന്നില്ലെന്ന വിഷയയം ബിബിിന്‍ എടുത്തു പറഞ്ഞു.</text:p>
      <text:p text:style-name="P64">റസീന ടീച്ചര്‍ ജനങ്ങളില്‍ ഉണ്ടാക്കിയ മാനസിക സമ്മര്‍ദങ്ങളില്‍ നിന്നെങ്ങിനെ രക്ഷനേടാം - പ്രത്യേകിച്ച് കുട്ടികളിലെയും, വയോധികരിലും</text:p>
      <text:p text:style-name="P64"/>
      <text:p text:style-name="P64">ജലജ ടീച്ചര്‍ - സ്ത്രീ ശാക്തീകരണം, പ്രവര്‍ത്തകര്‍ക്കിടയിലെ തന്നെ വായന, </text:p>
      <text:p text:style-name="P64">സാമ്പത്തി തകര്‍ച്ചയില്‍ നിന്നെങ്ങിനെ രക്ഷനേടാം</text:p>
      <text:p text:style-name="P64">കേവലം പേപ്പറിലൊതുങ്ങാതെ </text:p>
      <text:p text:style-name="P64">‍കോവിഡില്‍ ഏറ്റെടുക്കാവുന്ന ബദല്‍ പ്രവര്‍ത്തനങ്ങള്‍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4.001cm" fo:margin-left="4.00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0T23:23:20.660880507</meta:creation-date>
    <dc:date>2021-05-06T16:14:35.921093524</dc:date>
    <meta:editing-duration>PT10H9M59S</meta:editing-duration>
    <meta:editing-cycles>64</meta:editing-cycles>
    <meta:generator>LibreOffice/6.4.7.2$Linux_X86_64 LibreOffice_project/40$Build-2</meta:generator>
    <meta:print-date>2021-05-05T11:14:27.130130899</meta:print-date>
    <meta:document-statistic meta:table-count="0" meta:image-count="0" meta:object-count="0" meta:page-count="1" meta:paragraph-count="6" meta:word-count="99" meta:character-count="467" meta:non-whitespace-character-count="387"/>
  </office:meta>
</office:document-meta>
</file>